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Preformatted_20_Text">
      <style:text-properties style:font-name="Arial" fo:font-size="12pt" style:font-size-asian="12pt" style:font-size-complex="12pt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Heading_20_3">
      <style:text-properties fo:font-size="12pt" style:font-size-asian="12pt" style:font-size-complex="12pt"/>
    </style:style>
    <style:style style:name="P5" style:family="paragraph" style:parent-style-name="Preformatted_20_Text">
      <style:paragraph-properties fo:margin-top="0cm" fo:margin-bottom="0.499cm"/>
      <style:text-properties style:font-name="Arial" fo:font-size="12pt" style:font-size-asian="12pt" style:font-size-complex="12pt"/>
    </style:style>
    <style:style style:name="P6" style:family="paragraph" style:parent-style-name="Standard">
      <style:text-properties style:font-name="Arial" fo:font-size="12pt" style:font-size-asian="12pt" style:font-size-complex="12pt"/>
    </style:style>
    <style:style style:name="T1" style:family="text">
      <style:text-properties style:font-name="Arial" fo:font-size="12pt" style:font-size-asian="12pt" style:font-size-complex="12pt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visionsliste V15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">Fehler: <text:tab/>1</text:p>
          <text:p text:style-name="P2">Änderungen:<text:tab/>1</text:p>
          <text:p text:style-name="P3">- Bergbaukomplex: <text:tab/>1</text:p>
          <text:p text:style-name="P3">- Nahrungsreplikator: <text:tab/>1</text:p>
          <text:p text:style-name="P3">- Habitat: <text:tab/>1</text:p>
          <text:p text:style-name="P3">- Lebenserhaltungssystem: <text:tab/>1</text:p>
          <text:p text:style-name="P3">- Hyperantrieb: <text:tab/>1</text:p>
          <text:p text:style-name="P2">Erneuerungen: <text:tab/>2</text:p>
        </text:index-body>
      </text:table-of-content>
      <text:p text:style-name="P1"/>
      <text:h text:style-name="Heading_20_1" text:outline-level="1">Fehler: </text:h>
      <text:p text:style-name="P1">- Bug durch Planeten ohne Bevölkerung behoben</text:p>
      <text:p text:style-name="P1"/>
      <text:p text:style-name="P1">- Planeten ohne Bevölkerung und ohne Gebäude werden automatisch gelöscht</text:p>
      <text:p text:style-name="P1"/>
      <text:h text:style-name="Heading_20_1" text:outline-level="1">Änderungen:</text:h>
      <text:h text:style-name="P4" text:outline-level="3">- Bergbaukomplex: </text:h>
      <text:p text:style-name="P1">Reduzierung der Leistung bei <text:s/>höheren Forschungsstufen durch neue Wachstumsformel, <text:s text:c="2"/>dafür findet keine Erhöhung der Baukosten statt. </text:p>
      <text:p text:style-name="P1">Der Bergbaukomplex kann nur auf Planeten mit Rohstoffen gebaut werden. </text:p>
      <text:p text:style-name="P1">Ist mehr als ein Rohstoff auf dem Planeten vorhanden, werden die Bergbaupunkte der Kolonie so verteilt, wie die prozentuale Einstellung der Rohstoffe im Lager gemacht wurde.</text:p>
      <text:p text:style-name="P1"/>
      <text:h text:style-name="P4" text:outline-level="3">- Nahrungsreplikator: </text:h>
      <text:p text:style-name="P1">Auf niedrigen Forschungsstufen wurde die Leistung erhöht, so dass selbst auf Stufe 2 noch genug Nahrung zur Versorgung der Bevölkerung erzeugt wird. </text:p>
      <text:p text:style-name="P1">Auf höheren Forschungsstufen wird die Leistung deutlich reduziert. </text:p>
      <text:p text:style-name="P1">Nahrung wird bei Bedarf zuerst an Kolonien ohne ausreichende Nahrungsversorgung verschickt, dann in die Silos der Kolonie transferiert.</text:p>
      <text:p text:style-name="P1"/>
      <text:h text:style-name="P4" text:outline-level="3">- Habitat: </text:h>
      <text:p text:style-name="P1">Auch das Habitat wurde besonders auf den hohen Stufen in der große deutlich reduziert.</text:p>
      <text:p text:style-name="P1"/>
      <text:h text:style-name="P4" text:outline-level="3">- Lebenserhaltungssystem: </text:h>
      <text:p text:style-name="P1">Die Leistung des Lebenserhaltungssystems wurde auf niedrigen Stufen verbessert, auf höheren Stufen jedoch deutlich reduziert.</text:p>
      <text:p text:style-name="P1"/>
      <text:h text:style-name="P4" text:outline-level="3">- Hyperantrieb: </text:h>
      <text:p text:style-name="P1">Auch die Leistung des Hyperantriebs wurde auf höheren Level deutlich reduziert, auf Level 2 sollte es jedoch einfacher sein, Schiffe mit annehmbarer Geschwindigkeit zu bauen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Erneuerungen: </text:h>
      <text:p text:style-name="Text_20_body"/>
      <text:p text:style-name="P1">- Es können mehrere Gebäude eines Typs auf einmal bauen kann. </text:p>
      <text:p text:style-name="P1"/>
      <text:p text:style-name="P1">- Man erhält nur noch einmal bei Fertigstellung aller Bauaufträge eine Nachricht</text:p>
      <text:p text:style-name="P1"/>
      <text:p text:style-name="P1">- Nach <text:s/>Gründung der Kolonie erhält man keine Nachricht mehr</text:p>
      <text:p text:style-name="P1"/>
      <text:p text:style-name="P1">-Es können, mit Ausnahme der Lagerhalle, nur noch so viele Gebäude gebaut werden, wie auf dem Planeten maximal nutzbar sind. </text:p>
      <text:p text:style-name="P1"/>
      <text:p text:style-name="P1">- Die Lagerhalle nimmt die Rohstoffe der Bergbaukomplexe auf. </text:p>
      <text:p text:style-name="P1"/>
      <text:p text:style-name="P1">- Durch Umstellung der Rohstofflagerung gehen leider alle Rohstoffe beim ersten Start von Version 15 verloren</text:p>
      <text:p text:style-name="Preformatted_20_Text"><text:span text:style-name="T1"/></text:p>
      <text:p text:style-name="P1">- Das Getreidesilo lagert Nahrungsüberschüsse ein.</text:p>
      <text:p text:style-name="P1"/>
      <text:p text:style-name="P1">- In der Kolonieübersicht sind zwei neue Informationsfelder verfügbar:</text:p>
      <text:p text:style-name="P1">1.) Materiallager zur Anzeige der insgesamt gespeicherten Rohstoffe. </text:p>
      <text:p text:style-name="P1">2.) Lebensmittelvorrat </text:p>
      <text:p text:style-name="P1"/>
      <text:p text:style-name="P1">- Die Spieldaten werden jetzt zentral auf dem Gameserver gespeichert. </text:p>
      <text:p text:style-name="P1">Beim ersten Start in Version 15 wird der Spielstand automatisch auf den Server hochgeladen.</text:p>
      <text:p text:style-name="P1"/>
      <text:p text:style-name="P1">- In der Zivilisationsübersicht erhält man jetzt Infos über die Arbeitslosenrate der Planeten.</text:p>
      <text:p text:style-name="P1"/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Ralph-Uwe Ryll</meta:initial-creator>
    <meta:creation-date>2006-05-25T00:27:28</meta:creation-date>
    <dc:creator>Ralph-Uwe Ryll</dc:creator>
    <dc:date>2006-05-25T21:56:14</dc:date>
    <dc:language>de-DE</dc:language>
    <meta:editing-cycles>5</meta:editing-cycles>
    <meta:editing-duration>PT1H9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2" meta:word-count="327" meta:character-count="2500"/>
  </office:meta>
</office:document-meta>
</file>